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39b" officeooo:paragraph-rsid="00021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 data</text:p>
      <text:p text:style-name="P1"/>
      <text:p text:style-name="P1"/>
      <text:p text:style-name="P1">Name :don suthan</text:p>
      <text:p text:style-name="P1">Age <text:s text:c="3"/>: 22</text:p>
      <text:p text:style-name="P1">Email :<text:a xlink:type="simple" xlink:href="mailto:donsuthan123@gmail.com" text:style-name="Internet_20_link" text:visited-style-name="Visited_20_Internet_20_Link">donsuthan123@gmail.com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13:43:46.564630400</meta:creation-date>
    <dc:date>2026-02-18T13:52:12.271889200</dc:date>
    <meta:editing-duration>PT8M25S</meta:editing-duration>
    <meta:editing-cycles>1</meta:editing-cycles>
    <meta:document-statistic meta:table-count="0" meta:image-count="0" meta:object-count="0" meta:page-count="1" meta:paragraph-count="4" meta:word-count="10" meta:character-count="64" meta:non-whitespace-character-count="55"/>
    <meta:generator>LibreOffice/25.8.4.2$Windows_X86_64 LibreOffice_project/290daaa01b999472f0c7a3890eb6a550fd74c6df</meta:generator>
  </office:meta>
</office:document-meta>
</file>